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On the Waterfront” is one of those movies that I half-like. There were elements of the film that I found clever and respectable, but there were elements that I detested. Overall, it's one of those “it was okay but I wouldn't watch it again” kind of films.</text:p>
      <text:p text:style-name="P1"/>
      <text:p text:style-name="P1"><text:tab/>Alright, bad news before the good. First of all, I found the movie very boring. At tonight's discussion, I stated that a major contributing factor to my opinion of movies is how much they captivate me and, as a result, how (maybe a better word is “if”) I preceptive time as I am watching them. Frequently, throughout this movie I caught myself looking at my watch – it was not very intriguing to me. Secondly, I am inclined to believe that tonight's setting put a damper on my enjoyment of the film. I don't like watching movies in a theater setting in the light (I happened to be under the light), and the volume was too quiet. The latter of these two, coupled with the actors' accents really made the movie hard for me to watch. My last major grievance with the film was the lead actress' character, Edie. It seemed as though she did not have a significant enough role. I mean, she did have some inspiration on Terry, but overall she seemed whiny and annoying.</text:p>
      <text:p text:style-name="P1"/>
      <text:p text:style-name="P1"><text:tab/>Now for the good news. I really liked the characters (well, all but Edie) – especially Terry. I tend to like protagonists who are individualistic, as indicated by his line that was something like, “Me? I'm for me.” Also, the priest was an excellent character who blended into the plot well and had more influence on Terry in his revolt. Another element of the film that I enjoyed was the dialog, especially the one-liners. The above was the first that caught my attention. The second quote I really liked was the one along the lines of “do unto others before they do unto you” because it was characteristic of Terry (and it reminded me of “Young Frankenstein“). Another element of the film that I really liked (and this one can make or break my opinion on a film) was the music. It seemed simple, but it fit well with the overall themes and it sounded good. In tonight's discussion, I contributed to discussion 3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4T21:04:58</meta:creation-date>
    <dc:date>2013-02-04T23:20:59</dc:date>
    <meta:editing-duration>PT2H26M33S</meta:editing-duration>
    <meta:editing-cycles>23</meta:editing-cycles>
    <meta:generator>LibreOffice/3.5$Linux_X86_64 LibreOffice_project/350m1$Build-202</meta:generator>
    <meta:document-statistic meta:table-count="0" meta:image-count="0" meta:object-count="0" meta:page-count="1" meta:paragraph-count="3" meta:word-count="389" meta:character-count="2140" meta:non-whitespace-character-count="1751"/>
  </office:meta>
</office:document-meta>
</file>